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6" table:default-cell-style-name="Default"/>
        <table:table-column table:style-name="co6" table:default-cell-style-name="ce3"/>
        <table:table-column table:style-name="co7" table:number-columns-repeated="1013" table:default-cell-style-name="Default"/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_rate</text:p>
          </table:table-cell>
          <table:table-cell table:style-name="ce1" office:value-type="string" calcext:value-type="string">
            <text:p>N_filt</text:p>
          </table:table-cell>
          <table:table-cell table:style-name="ce1" office:value-type="string" calcext:value-type="string">
            <text:p>Filter size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Smooth/raw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Patience</text:p>
          </table:table-cell>
          <table:table-cell table:style-name="ce1" office:value-type="string" calcext:value-type="string">
            <text:p>Batch size</text:p>
          </table:table-cell>
          <table:table-cell table:style-name="Default" office:value-type="string" calcext:value-type="string">
            <text:p>Slurm ID</text:p>
          </table:table-cell>
          <table:table-cell office:value-type="string" calcext:value-type="string">
            <text:p>Autre</text:p>
          </table:table-cell>
          <table:table-cell table:style-name="Default" office:value-type="string" calcext:value-type="string">
            <text:p>Epoch</text:p>
          </table:table-cell>
          <table:table-cell office:value-type="string" calcext:value-type="string">
            <text:p>BEST MODEL</text:p>
          </table:table-cell>
          <table:table-cell table:number-columns-repeated="1012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0.000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7,11,25,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[500,500,1]</text:p>
          </table:table-cell>
          <table:table-cell table:style-name="ce2" office:value-type="float" office:value="2473" calcext:value-type="float">
            <text:p>2473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EPOCH 204: Avg cost train 0.407643, acc train 0.908442, cost val 0.272104, acc val 0.900760, jacc val 0.779310 took 314.258348 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5,25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EPOCH 55: Avg cost train 0.578576, acc train 0.839991, cost val 0.428495, acc val 0.841624, jacc val 0.670293 took 165.440880 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25,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POCH 29: Avg cost train 0.619905, acc train 0.800877, cost val 0.498401, acc val 0.799408, jacc val 0.520220 took 453.483960 s</text:p>
          </table:table-cell>
          <table:table-cell table:number-columns-repeated="1012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w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915" calcext:value-type="float">
            <text:p>291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EPOCH 161: Avg cost train 0.365483, acc train 0.932839, cost val 0.245722, acc val 0.913075, jacc val 0.802726 took 263.578891 s</text:p>
          </table:table-cell>
          <table:table-cell table:number-columns-repeated="1012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0.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919" calcext:value-type="float">
            <text:p>29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EPOCH 84: Avg cost train 0.218186, acc train 0.940772, cost val 0.232901, acc val 0.914093, jacc val 0.806501 took 313.696518 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0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float" office:value="0.05" calcext:value-type="float">
            <text:p>0,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OCH 10: Avg cost train 3.773681, acc train 0.845318, cost val 0.447287, acc val 0.846090, jacc val 0.671787 took 306.196688 s</text:p>
          </table:table-cell>
          <table:table-cell table:number-columns-repeated="1012"/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w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924" calcext:value-type="float">
            <text:p>292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POCH 59: Avg cost train 0.517250, acc train 0.862780, cost val 0.374817, acc val 0.858143, jacc val 0.707558 took 277.614464 s</text:p>
          </table:table-cell>
          <table:table-cell table:number-columns-repeated="1012"/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w</text:p>
          </table:table-cell>
          <table:table-cell office:value-type="float" office:value="0.05" calcext:value-type="float">
            <text:p>0,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926" calcext:value-type="float">
            <text:p>29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POCH 70: Avg cost train 0.849249, acc train 0.858488, cost val 0.460367, acc val 0.858855, jacc val 0.667666 took 432.430609 s</text:p>
          </table:table-cell>
          <table:table-cell table:number-columns-repeated="1012"/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EPOCH 77: Avg cost train 0.503367, acc train 0.867577, cost val 0.356864, acc val 0.868250, jacc val 0.720928 took 340.593856 s</text:p>
          </table:table-cell>
          <table:table-cell table:number-columns-repeated="1012"/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3770" calcext:value-type="float">
            <text:p>377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POCH 67: Avg cost train 0.507003, acc train 0.865247, cost val 0.370888, acc val 0.860734, jacc val 0.711222 took 320.205918 s</text:p>
          </table:table-cell>
          <table:table-cell table:number-columns-repeated="1012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150" calcext:value-type="float">
            <text:p>415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EPOCH 103: Avg cost train 0.259695, acc train 0.931396, cost val 0.235807, acc val 0.911060, jacc val 0.798151 took 305.031347 s</text:p>
          </table:table-cell>
          <table:table-cell table:number-columns-repeated="9"/>
          <table:table-cell office:value-type="string" calcext:value-type="string">
            <text:p>[0.8, 0.85, 0.9, 0.95, 1.0]) [ 0.96366667 <text:s/>0.91282456 <text:s/>0.79207018 <text:s/>0.42873684 <text:s/>0.054 <text:s text:c="4"/>]</text:p>
          </table:table-cell>
          <table:table-cell table:number-columns-repeated="6"/>
          <table:table-cell office:value-type="string" calcext:value-type="string">
            <text:p>[ 0.91536508 <text:s/>0.83346032 <text:s/>0.66492063 <text:s/>0.31193651 <text:s/>0.05501587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time_on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POCH 65: Avg cost train 0.278874, acc train 0.924247, cost val 0.237293, acc val 0.909513, jacc val 0.796091 took 401.792423 s</text:p>
          </table:table-cell>
          <table:table-cell table:number-columns-repeated="9"/>
          <table:table-cell office:value-type="string" calcext:value-type="string">
            <text:p>[0.8, 0.85, 0.9, 0.95, 1.0]) [ 0.94791228 <text:s/>0.88801754 <text:s/>0.75105263 <text:s/>0.37964912 <text:s/>0.05138596]</text:p>
          </table:table-cell>
          <table:table-cell table:number-columns-repeated="6"/>
          <table:table-cell office:value-type="string" calcext:value-type="string">
            <text:p>[ 0.91777778 <text:s/>0.83593651 <text:s/>0.65514286 <text:s/>0.3031746 <text:s text:c="2"/>0.04695238]</text:p>
          </table:table-cell>
          <table:table-cell table:number-columns-repeated="99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w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273" calcext:value-type="float">
            <text:p>42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POCH 59: Avg cost train 0.338930, acc train 0.900309, cost val 0.279592, acc val 0.892048, jacc val 0.762769 took 244.237481 s</text:p>
          </table:table-cell>
          <table:table-cell table:number-columns-repeated="9"/>
          <table:table-cell office:value-type="string" calcext:value-type="string">
            <text:p>[0.8, 0.85, 0.9, 0.95, 1.0]) </text:p>
          </table:table-cell>
          <table:table-cell/>
          <table:table-cell office:value-type="string" calcext:value-type="string">
            <text:p>[ 0.90526316 <text:s/>0.80289474 <text:s/>0.59415789 <text:s/>0.22231579 <text:s/>0.05249123]</text:p>
          </table:table-cell>
          <table:table-cell table:number-columns-repeated="4"/>
          <table:table-cell office:value-type="string" calcext:value-type="string">
            <text:p>[ 0.8868254 <text:s text:c="2"/>0.75793651 <text:s/>0.54304762 <text:s/>0.19450794 <text:s/>0.05577778]</text:p>
          </table:table-cell>
          <table:table-cell table:number-columns-repeated="99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274" calcext:value-type="float">
            <text:p>427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POCH 67: Avg cost train 0.458480, acc train 0.848572, cost val 0.400171, acc val 0.846481, jacc val 0.693712 took 418.578350 s</text:p>
          </table:table-cell>
          <table:table-cell table:number-columns-repeated="9"/>
          <table:table-cell office:value-type="string" calcext:value-type="string">
            <text:p>[0.8, 0.85, 0.9, 0.95, 1.0]) [ 0.75492982 <text:s/>0.5584386 <text:s text:c="2"/>0.28187719 <text:s/>0.06524561 <text:s/>0.03433333]</text:p>
          </table:table-cell>
          <table:table-cell table:number-columns-repeated="6"/>
          <table:table-cell office:value-type="string" calcext:value-type="string">
            <text:p>[ 0.7312381 <text:s text:c="2"/>0.54657143 <text:s/>0.28415873 <text:s/>0.07761905 <text:s/>0.03631746]</text:p>
          </table:table-cell>
          <table:table-cell table:number-columns-repeated="99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w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275" calcext:value-type="float">
            <text:p>427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EPOCH 136: Avg cost train 0.429662, acc train 0.865284, cost val 0.391303, acc val 0.852619, jacc val 0.700594 took 431.469919 s</text:p>
          </table:table-cell>
          <table:table-cell table:number-columns-repeated="9"/>
          <table:table-cell office:value-type="string" calcext:value-type="string">
            <text:p>[0.8, 0.85, 0.9, 0.95, 1.0]) [ 0.81517544 <text:s/>0.64177193 <text:s/>0.37150877 <text:s/>0.09526316 <text:s/>0.03587719]</text:p>
          </table:table-cell>
          <table:table-cell table:number-columns-repeated="6"/>
          <table:table-cell office:value-type="string" calcext:value-type="string">
            <text:p>[ 0.75965079 <text:s/>0.57053968 <text:s/>0.32184127 <text:s/>0.08704762 <text:s/>0.04742857]</text:p>
          </table:table-cell>
          <table:table-cell table:number-columns-repeated="99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w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276" calcext:value-type="float">
            <text:p>42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POCH 64: Avg cost train 0.332266, acc train 0.903809, cost val 0.278709, acc val 0.892872, jacc val 0.768013 took 418.959002 s</text:p>
          </table:table-cell>
          <table:table-cell table:number-columns-repeated="9"/>
          <table:table-cell office:value-type="string" calcext:value-type="string">
            <text:p>[0.8, 0.85, 0.9, 0.95, 1.0]) [ 0.91345614 <text:s/>0.81782456 <text:s/>0.61519298 <text:s/>0.23663158 <text:s/>0.05363158]</text:p>
          </table:table-cell>
          <table:table-cell table:number-columns-repeated="6"/>
          <table:table-cell office:value-type="string" calcext:value-type="string">
            <text:p>[ 0.88301587 <text:s/>0.76793651 <text:s/>0.5467619 <text:s text:c="2"/>0.20019048 <text:s/>0.05384127]</text:p>
          </table:table-cell>
          <table:table-cell table:number-columns-repeated="99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w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277" calcext:value-type="float">
            <text:p>427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EPOCH 103: Avg cost train 0.291613, acc train 0.914981, cost val 0.238211, acc val 0.907111, jacc val 0.794199 took 412.552395 s</text:p>
          </table:table-cell>
          <table:table-cell table:number-columns-repeated="9"/>
          <table:table-cell office:value-type="string" calcext:value-type="string">
            <text:p>[0.8, 0.85, 0.9, 0.95, 1.0]) [ 0.93101754 <text:s/>0.85850877 <text:s/>0.69722807 <text:s/>0.30668421 <text:s/>0.05535088]</text:p>
          </table:table-cell>
          <table:table-cell table:number-columns-repeated="6"/>
          <table:table-cell office:value-type="string" calcext:value-type="string">
            <text:p>[ 0.9172381 <text:s text:c="2"/>0.82873016 <text:s/>0.63895238 <text:s/>0.26631746 <text:s/>0.05787302]</text:p>
          </table:table-cell>
          <table:table-cell table:number-columns-repeated="99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333" calcext:value-type="float">
            <text:p>4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POCH 65: Avg cost train 0.284273, acc train 0.918318, cost val 0.225988, acc val 0.916430, jacc val 0.806711 took 610.104778 s</text:p>
          </table:table-cell>
          <table:table-cell table:number-columns-repeated="9"/>
          <table:table-cell office:value-type="string" calcext:value-type="string">
            <text:p>[0.8, 0.85, 0.9, 0.95, 1.0]) [ 0.92133333 <text:s/>0.85491228 <text:s/>0.729 <text:s text:c="6"/>0.38887719 <text:s/>0.04761404]</text:p>
          </table:table-cell>
          <table:table-cell table:number-columns-repeated="6"/>
          <table:table-cell office:value-type="string" calcext:value-type="string">
            <text:p>[ 0.92139683 <text:s/>0.85038095 <text:s/>0.71587302 <text:s/>0.36930159 <text:s/>0.04752381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334" calcext:value-type="float">
            <text:p>433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POCH 62: Avg cost train 0.246850, acc train 0.932618, cost val 0.198168, acc val 0.926460, jacc val 0.829986 took 462.359415 s</text:p>
          </table:table-cell>
          <table:table-cell table:number-columns-repeated="9"/>
          <table:table-cell office:value-type="string" calcext:value-type="string">
            <text:p>[0.8, 0.85, 0.9]) [ 0.94340351 <text:s/>0.89082456 <text:s/>0.79859649]</text:p>
          </table:table-cell>
          <table:table-cell table:number-columns-repeated="6"/>
          <table:table-cell office:value-type="string" calcext:value-type="string">
            <text:p><text:s/>[ 0.92971429 <text:s/>0.87571429 <text:s/>0.7627619 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4357" calcext:value-type="float">
            <text:p>435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POCH 59: Avg cost train 0.247718, acc train 0.932599, cost val 0.201059, acc val 0.926997, jacc val 0.829141 took 259.170623 s</text:p>
          </table:table-cell>
          <table:table-cell table:number-columns-repeated="9"/>
          <table:table-cell office:value-type="string" calcext:value-type="string">
            <text:p>[0.8, 0.85, 0.9]) [ 0.94322807 <text:s/>0.88977193 <text:s/>0.79822807]</text:p>
          </table:table-cell>
          <table:table-cell table:number-columns-repeated="6"/>
          <table:table-cell office:value-type="string" calcext:value-type="string">
            <text:p>[ 0.93346032 <text:s/>0.87253968 <text:s/>0.77063492]</text:p>
          </table:table-cell>
          <table:table-cell table:number-columns-repeated="4"/>
          <table:table-cell office:value-type="string" calcext:value-type="string">
            <text:p>use_threads = False</text:p>
          </table:table-cell>
          <table:table-cell table:number-columns-repeated="990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068" calcext:value-type="float">
            <text:p>506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POCH 126: Avg cost train 0.236593, acc train 0.932159, cost val 0.178476, acc val 0.933246, jacc val 0.841423 took 442.168203 s</text:p>
          </table:table-cell>
          <table:table-cell table:number-columns-repeated="9"/>
          <table:table-cell office:value-type="string" calcext:value-type="string">
            <text:p>[0.8, 0.85, 0.9]) [ 0.94045614 <text:s/>0.88736842 <text:s/>0.79905263]</text:p>
          </table:table-cell>
          <table:table-cell table:number-columns-repeated="6"/>
          <table:table-cell office:value-type="string" calcext:value-type="string">
            <text:p>[ 0.93949206 <text:s/>0.88793651 <text:s/>0.80403175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069" calcext:value-type="float">
            <text:p>506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EPOCH 160: Avg cost train 0.225704, acc train 0.938243, cost val 0.169802, acc val 0.936641,jacc val 0.847735 took 265.754463 s</text:p>
          </table:table-cell>
          <table:table-cell table:number-columns-repeated="9"/>
          <table:table-cell office:value-type="string" calcext:value-type="string">
            <text:p>[0.8, 0.85, 0.9]) [ 0.94808772 <text:s/>0.89838596 <text:s/>0.81547368]</text:p>
          </table:table-cell>
          <table:table-cell table:number-columns-repeated="6"/>
          <table:table-cell office:value-type="string" calcext:value-type="string">
            <text:p>[ 0.948 <text:s text:c="6"/>0.89644444 <text:s/>0.8072381 ]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147" calcext:value-type="float">
            <text:p>5147</text:p>
          </table:table-cell>
          <table:table-cell table:number-columns-repeated="101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150" calcext:value-type="float">
            <text:p>5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POCH 80: Avg cost train 0.239983, acc train 0.935468, cost val 0.195301, acc val 0.928121, jacc val 0.832967 took 310.600498 s</text:p>
          </table:table-cell>
          <table:table-cell table:number-columns-repeated="9"/>
          <table:table-cell office:value-type="string" calcext:value-type="string">
            <text:p>[0.8, 0.85, 0.9]) [ 0.94633333 <text:s/>0.89592982 <text:s/>0.80977193]</text:p>
          </table:table-cell>
          <table:table-cell table:number-columns-repeated="6"/>
          <table:table-cell office:value-type="string" calcext:value-type="string">
            <text:p>[ 0.93606349 <text:s/>0.87987302 <text:s/>0.77603175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154" calcext:value-type="float">
            <text:p>51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POCH 58: Avg cost train 0.237258, acc train 0.936935, cost val 0.179891, acc val 0.933487, jacc val 0.843871 took 263.984048 s</text:p>
          </table:table-cell>
          <table:table-cell table:number-columns-repeated="9"/>
          <table:table-cell office:value-type="string" calcext:value-type="string">
            <text:p>[0.8, 0.85, 0.9]) [ 0.94338596 <text:s/>0.89115789 <text:s/>0.81036842]</text:p>
          </table:table-cell>
          <table:table-cell table:number-columns-repeated="6"/>
          <table:table-cell office:value-type="string" calcext:value-type="string">
            <text:p>[ 0.94006349 <text:s/>0.88609524 <text:s/>0.78790476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,15,25,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157" calcext:value-type="float">
            <text:p>51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POCH 100: Avg cost train 0.228238, acc train 0.936139, cost val 0.177718, acc val 0.933950, jacc val 0.841926 took 311.272735 s</text:p>
          </table:table-cell>
          <table:table-cell table:number-columns-repeated="9"/>
          <table:table-cell office:value-type="string" calcext:value-type="string">
            <text:p>[0.8, 0.85, 0.9]) [ 0.94694737 <text:s/>0.89703509 <text:s/>0.81292982]</text:p>
          </table:table-cell>
          <table:table-cell table:number-columns-repeated="6"/>
          <table:table-cell office:value-type="string" calcext:value-type="string">
            <text:p>[ 0.94590476 <text:s/>0.89577778 <text:s/>0.79425397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160" calcext:value-type="float">
            <text:p>51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EPOCH 55: Avg cost train 0.238709, acc train 0.936520, cost val 0.175779, acc val 0.934402, jacc val 0.843086 took 295.122234 s</text:p>
          </table:table-cell>
          <table:table-cell table:number-columns-repeated="9"/>
          <table:table-cell office:value-type="string" calcext:value-type="string">
            <text:p>[0.8, 0.85, 0.9]) [ 0.9454386 <text:s text:c="2"/>0.89466667 <text:s/>0.81321053]</text:p>
          </table:table-cell>
          <table:table-cell table:number-columns-repeated="6"/>
          <table:table-cell office:value-type="string" calcext:value-type="string">
            <text:p>[ 0.94177778 <text:s/>0.88993651 <text:s/>0.80793651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15,25,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TIME_ONC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POCH 106: Avg cost train 0.226298, acc train 0.938761, cost val 0.174278, acc val 0.935128, jacc val 0.847135 took 403.683822 s</text:p>
          </table:table-cell>
          <table:table-cell table:number-columns-repeated="9"/>
          <table:table-cell office:value-type="string" calcext:value-type="string">
            <text:p>[0.8, 0.85, 0.9]) [ 0.95038596 <text:s/>0.9014386 <text:s text:c="2"/>0.81889474]</text:p>
          </table:table-cell>
          <table:table-cell table:number-columns-repeated="6"/>
          <table:table-cell office:value-type="string" calcext:value-type="string">
            <text:p>[ 0.94501587 <text:s/>0.88692063 <text:s/>0.80292063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237" calcext:value-type="float">
            <text:p>5237</text:p>
          </table:table-cell>
          <table:table-cell table:style-name="ce3"/>
          <table:table-cell office:value-type="float" office:value="115" calcext:value-type="float">
            <text:p>115</text:p>
          </table:table-cell>
          <table:table-cell office:value-type="string" calcext:value-type="string">
            <text:p>EPOCH 115: Avg cost train 0.220470, acc train 0.939682, cost val 0.170754, acc val 0.936508, jacc val 0.847515 took 310.449978 s</text:p>
          </table:table-cell>
          <table:table-cell table:number-columns-repeated="9"/>
          <table:table-cell office:value-type="string" calcext:value-type="string">
            <text:p>[0.8, 0.85, 0.9]) [ 0.9502807 <text:s text:c="2"/>0.90057895 <text:s/>0.82049123]</text:p>
          </table:table-cell>
          <table:table-cell table:number-columns-repeated="6"/>
          <table:table-cell office:value-type="string" calcext:value-type="string">
            <text:p>[ 0.94485714 <text:s/>0.89273016 <text:s/>0.80438095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238" calcext:value-type="float">
            <text:p>5238</text:p>
          </table:table-cell>
          <table:table-cell table:style-name="ce3"/>
          <table:table-cell office:value-type="float" office:value="76" calcext:value-type="float">
            <text:p>76</text:p>
          </table:table-cell>
          <table:table-cell office:value-type="string" calcext:value-type="string">
            <text:p>EPOCH 76: Avg cost train 0.238672, acc train 0.932759, cost val 0.195074, acc val 0.927537, jacc val 0.833731 took 297.663421 s</text:p>
          </table:table-cell>
          <table:table-cell table:number-columns-repeated="9"/>
          <table:table-cell office:value-type="string" calcext:value-type="string">
            <text:p>[0.8, 0.85, 0.9]) [ 0.94333333 <text:s/>0.89052632 <text:s/>0.79833333]</text:p>
          </table:table-cell>
          <table:table-cell table:number-columns-repeated="6"/>
          <table:table-cell office:value-type="string" calcext:value-type="string">
            <text:p>[ 0.93450794 <text:s/>0.87396825 <text:s/>0.77257143]</text:p>
          </table:table-cell>
          <table:table-cell table:number-columns-repeated="995"/>
        </table:table-row>
        <table:table-row table:style-name="ro1">
          <table:table-cell table:style-name="ce4" office:value-type="float" office:value="0.0005" calcext:value-type="float">
            <text:p>0,000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oth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[500,500,1]</text:p>
          </table:table-cell>
          <table:table-cell table:style-name="ce4" office:value-type="float" office:value="5241" calcext:value-type="float">
            <text:p>5241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EPOCH 69: Avg cost train 0.234761, acc train 0.936995, cost val 0.185438, acc val 0.932548, jacc val 0.841473 took 249.882680 s</text:p>
          </table:table-cell>
          <table:table-cell table:style-name="ce5" table:number-columns-repeated="9"/>
          <table:table-cell table:style-name="ce5" office:value-type="string" calcext:value-type="string">
            <text:p>[0.8, 0.85, 0.9]) [ 0.94612281 <text:s/>0.89594737 <text:s/>0.81207018]</text:p>
          </table:table-cell>
          <table:table-cell table:style-name="ce5" table:number-columns-repeated="6"/>
          <table:table-cell table:style-name="ce5" office:value-type="string" calcext:value-type="string">
            <text:p>[ 0.93911111 <text:s/>0.88736508 <text:s/>0.79034921]</text:p>
          </table:table-cell>
          <table:table-cell table:style-name="ce5"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278" calcext:value-type="float">
            <text:p>5278</text:p>
          </table:table-cell>
          <table:table-cell table:style-name="ce3"/>
          <table:table-cell office:value-type="float" office:value="59" calcext:value-type="float">
            <text:p>59</text:p>
          </table:table-cell>
          <table:table-cell office:value-type="string" calcext:value-type="string">
            <text:p>EPOCH 59: Avg cost train 0.247221, acc train 0.932525, cost val 0.184882, acc val 0.930760, jacc val 0.838936 took 294.297639 s</text:p>
          </table:table-cell>
          <table:table-cell table:number-columns-repeated="9"/>
          <table:table-cell office:value-type="string" calcext:value-type="string">
            <text:p>[0.8, 0.85, 0.9]) [ 0.93891228 <text:s/>0.88673684 <text:s/>0.79815789]</text:p>
          </table:table-cell>
          <table:table-cell table:number-columns-repeated="6"/>
          <table:table-cell office:value-type="string" calcext:value-type="string">
            <text:p>[ 0.93949206 <text:s/>0.87968254 <text:s/>0.78393651]</text:p>
          </table:table-cell>
          <table:table-cell table:number-columns-repeated="995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th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00,500,1]</text:p>
          </table:table-cell>
          <table:table-cell office:value-type="float" office:value="5279" calcext:value-type="float">
            <text:p>5279</text:p>
          </table:table-cell>
          <table:table-cell table:style-name="ce3"/>
          <table:table-cell office:value-type="float" office:value="126" calcext:value-type="float">
            <text:p>126</text:p>
          </table:table-cell>
          <table:table-cell office:value-type="string" calcext:value-type="string">
            <text:p>EPOCH 126: Avg cost train 0.236786, acc train 0.934870, cost val 0.183656, acc val 0.932587, jacc val 0.840321 took 249.406677 s</text:p>
          </table:table-cell>
          <table:table-cell table:number-columns-repeated="9"/>
          <table:table-cell office:value-type="string" calcext:value-type="string">
            <text:p>[0.8, 0.85, 0.9]) [ 0.94305263 <text:s/>0.89121053 <text:s/>0.80375439]</text:p>
          </table:table-cell>
          <table:table-cell table:number-columns-repeated="6"/>
          <table:table-cell office:value-type="string" calcext:value-type="string">
            <text:p>[ 0.93939683 <text:s/>0.88863492 <text:s/>0.79371429]</text:p>
          </table:table-cell>
          <table:table-cell table:number-columns-repeated="995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8"/>
          <table:table-cell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00-00-00</text:date>, <text:time style:data-style-name="N2" text:time-value="09:04:21.582324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1:09:51.261743731</meta:creation-date>
    <dc:date>2017-03-27T18:00:31.491560389</dc:date>
    <meta:editing-duration>PT7H5M23S</meta:editing-duration>
    <meta:editing-cycles>12</meta:editing-cycles>
    <meta:generator>LibreOffice/4.3.3.2$Linux_X86_64 LibreOffice_project/430m0$Build-2</meta:generator>
    <meta:document-statistic meta:table-count="1" meta:cell-count="417" meta:object-count="0"/>
  </office:meta>
</office:document-meta>
</file>